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4" svg:font-family="'Noto Sans'" style:font-adornments="Normal"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horizontal-align="justify" draw:textarea-vertical-align="middle" draw:auto-grow-height="false" fo:min-height="0.309cm" fo:min-width="0cm"/>
    </style:style>
    <style:style style:name="gr4" style:family="graphic" style:parent-style-name="standard">
      <style:graphic-properties draw:textarea-horizontal-align="justify" draw:textarea-vertical-align="middle" draw:auto-grow-height="false" fo:min-height="0.31cm" fo:min-width="0cm"/>
    </style:style>
    <style:style style:name="gr5" style:family="graphic" style:parent-style-name="standard">
      <style:graphic-properties draw:textarea-horizontal-align="justify" draw:textarea-vertical-align="middle" draw:auto-grow-height="false" fo:min-height="0.48cm" fo:min-width="0.063cm"/>
    </style:style>
    <style:style style:name="gr6" style:family="graphic" style:parent-style-name="standard">
      <style:graphic-properties draw:textarea-horizontal-align="justify" draw:textarea-vertical-align="middle" draw:auto-grow-height="false" fo:min-height="1.553cm" fo:min-width="2.129cm" fo:wrap-option="no-wrap"/>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textarea-horizontal-align="justify" draw:textarea-vertical-align="middle" draw:auto-grow-height="false" fo:min-height="1.677cm" fo:min-width="4.032cm"/>
    </style:style>
    <style:style style:name="gr9" style:family="graphic" style:parent-style-name="standard">
      <style:graphic-properties draw:textarea-horizontal-align="justify" draw:textarea-vertical-align="middle" draw:auto-grow-height="false" fo:min-height="0.258cm" fo:min-width="1.313cm"/>
    </style:style>
    <style:style style:name="gr10" style:family="graphic" style:parent-style-name="standard">
      <style:graphic-properties draw:textarea-horizontal-align="justify" draw:textarea-vertical-align="middle" draw:auto-grow-height="false" fo:min-height="1.967cm" fo:min-width="1.869cm"/>
    </style:style>
    <style:style style:name="gr11" style:family="graphic" style:parent-style-name="standard">
      <style:graphic-properties draw:textarea-horizontal-align="justify" draw:textarea-vertical-align="middle" draw:auto-grow-height="false" fo:min-height="1.769cm" fo:min-width="0.759cm"/>
    </style:style>
    <style:style style:name="gr12" style:family="graphic" style:parent-style-name="standard">
      <style:graphic-properties draw:stroke="none" svg:stroke-color="#000000" draw:fill="solid" draw:fill-color="#729fcf" draw:opacity="85%" draw:textarea-horizontal-align="left" draw:auto-grow-height="true" draw:auto-grow-width="false" fo:min-height="2.336cm" fo:min-width="0cm" draw:shadow-opacity="85%"/>
      <style:paragraph-properties style:writing-mode="lr-tb"/>
    </style:style>
    <style:style style:name="gr13" style:family="graphic" style:parent-style-name="standard">
      <style:graphic-properties draw:stroke="none" svg:stroke-color="#000000" draw:fill="solid" draw:fill-color="#729fcf" draw:opacity="0%" draw:textarea-horizontal-align="left" draw:auto-grow-height="true" draw:auto-grow-width="false" fo:min-height="1.593cm" fo:min-width="0cm" draw:shadow-opacity="0%"/>
      <style:paragraph-properties style:writing-mode="lr-tb"/>
    </style:style>
    <style:style style:name="gr14" style:family="graphic" style:parent-style-name="standard">
      <style:graphic-properties draw:stroke="none" svg:stroke-color="#000000" draw:fill="solid" draw:fill-color="#729fcf" draw:opacity="0%" draw:textarea-horizontal-align="left" draw:auto-grow-height="true" draw:auto-grow-width="false" fo:min-height="2.994cm" fo:min-width="0cm" draw:shadow-opacity="0%"/>
      <style:paragraph-properties style:writing-mode="lr-tb"/>
    </style:style>
    <style:style style:name="gr15" style:family="graphic" style:parent-style-name="standard">
      <style:graphic-properties draw:stroke="none" svg:stroke-color="#000000" draw:fill="solid" draw:fill-color="#729fcf" draw:opacity="0%" draw:textarea-horizontal-align="left" draw:auto-grow-height="true" draw:auto-grow-width="false" fo:min-height="1.962cm" fo:min-width="0cm" draw:shadow-opacity="0%"/>
      <style:paragraph-properties style:writing-mode="lr-tb"/>
    </style:style>
    <style:style style:name="gr16" style:family="graphic" style:parent-style-name="standard">
      <style:graphic-properties draw:stroke="none" svg:stroke-color="#000000" draw:fill="solid" draw:fill-color="#729fcf" draw:opacity="0%" draw:textarea-horizontal-align="left" draw:auto-grow-height="true" draw:auto-grow-width="false" fo:min-height="0.835cm" fo:min-width="0cm" draw:shadow-opacity="0%"/>
      <style:paragraph-properties style:writing-mode="lr-tb"/>
    </style:style>
    <style:style style:name="gr17" style:family="graphic" style:parent-style-name="standard">
      <style:graphic-properties draw:stroke="none" svg:stroke-color="#000000" draw:fill="solid" draw:fill-color="#729fcf" draw:opacity="0%" draw:textarea-horizontal-align="left" draw:auto-grow-height="true" draw:auto-grow-width="false" fo:min-height="0.823cm" fo:min-width="0cm" draw:shadow-opacity="0%"/>
      <style:paragraph-properties style:writing-mode="lr-tb"/>
    </style:style>
    <style:style style:name="gr18" style:family="graphic" style:parent-style-name="objectwithoutfill">
      <style:graphic-properties draw:stroke="dash" draw:stroke-dash="Double_20_Dash" draw:fill="none" draw:textarea-vertical-align="middle"/>
    </style:style>
    <style:style style:name="gr19" style:family="graphic" style:parent-style-name="standard">
      <style:graphic-properties draw:textarea-horizontal-align="justify" draw:textarea-vertical-align="middle" draw:auto-grow-height="false" fo:min-height="2.519cm" fo:min-width="7.498cm"/>
    </style:style>
    <style:style style:name="gr20" style:family="graphic" style:parent-style-name="standard">
      <style:graphic-properties draw:stroke="none" svg:stroke-color="#000000" draw:fill="solid" draw:fill-color="#729fcf" draw:opacity="85%" draw:textarea-horizontal-align="left" draw:auto-grow-height="true" draw:auto-grow-width="false" fo:min-height="1.614cm" fo:min-width="0cm" draw:shadow-opacity="85%"/>
      <style:paragraph-properties style:writing-mode="lr-tb"/>
    </style:style>
    <style:style style:name="gr21" style:family="graphic" style:parent-style-name="standard">
      <style:graphic-properties draw:auto-grow-height="false" fo:min-height="0.563cm" fo:min-width="1.334cm" fo:wrap-option="wrap"/>
      <style:paragraph-properties style:writing-mode="lr-tb"/>
    </style:style>
    <style:style style:name="gr22" style:family="graphic" style:parent-style-name="standard">
      <style:graphic-properties draw:textarea-horizontal-align="justify" draw:textarea-vertical-align="middle" draw:auto-grow-height="false" fo:min-height="0.288cm" fo:min-width="0cm"/>
    </style:style>
    <style:style style:name="gr23" style:family="graphic" style:parent-style-name="standard">
      <style:graphic-properties draw:textarea-horizontal-align="justify" draw:textarea-vertical-align="middle" draw:auto-grow-height="false" fo:min-height="0.285cm" fo:min-width="0cm"/>
    </style:style>
    <style:style style:name="gr24" style:family="graphic" style:parent-style-name="standard">
      <style:graphic-properties draw:textarea-horizontal-align="justify" draw:textarea-vertical-align="middle" draw:auto-grow-height="false" fo:min-height="0.451cm" fo:min-width="0.042cm"/>
    </style:style>
    <style:style style:name="gr25" style:family="graphic" style:parent-style-name="standard">
      <style:graphic-properties draw:textarea-horizontal-align="justify" draw:textarea-vertical-align="middle" draw:auto-grow-height="false" fo:min-height="0.004cm" fo:min-width="2.168cm"/>
    </style:style>
    <style:style style:name="gr26"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27" style:family="graphic" style:parent-style-name="standard">
      <style:graphic-properties draw:textarea-horizontal-align="justify" draw:textarea-vertical-align="middle" draw:auto-grow-height="false" fo:min-height="0.004cm" fo:min-width="3.719cm"/>
    </style:style>
    <style:style style:name="gr28" style:family="graphic" style:parent-style-name="standard">
      <style:graphic-properties draw:stroke="none" draw:fill="gradient" draw:fill-gradient-name="Gradient_20_2" draw:gradient-step-count="0" draw:textarea-horizontal-align="justify" draw:textarea-vertical-align="middle" draw:auto-grow-height="false" fo:min-height="1.067cm" fo:min-width="0.466cm"/>
    </style:style>
    <style:style style:name="gr29" style:family="graphic" style:parent-style-name="standard">
      <style:graphic-properties draw:stroke="none" draw:fill="gradient" draw:fill-gradient-name="Gradient_20_2" draw:gradient-step-count="0" draw:textarea-horizontal-align="justify" draw:textarea-vertical-align="middle" draw:auto-grow-height="false" fo:min-height="1.067cm" fo:min-width="0.512cm"/>
    </style:style>
    <style:style style:name="gr30" style:family="graphic" style:parent-style-name="standard">
      <style:graphic-properties draw:fill="solid" draw:fill-color="#b4c7dc" draw:textarea-horizontal-align="justify" draw:textarea-vertical-align="middle" draw:auto-grow-height="false" fo:min-height="0.461cm" fo:min-width="1.834cm"/>
    </style:style>
    <style:style style:name="gr31" style:family="graphic" style:parent-style-name="standard">
      <style:graphic-properties draw:fill="solid" draw:fill-color="#b4c7dc" draw:textarea-horizontal-align="justify" draw:textarea-vertical-align="middle" draw:auto-grow-height="false" fo:min-height="1.188cm" fo:min-width="1.008cm"/>
    </style:style>
    <style:style style:name="gr32" style:family="graphic" style:parent-style-name="standard">
      <style:graphic-properties draw:fill="solid" draw:fill-color="#b4c7dc" draw:textarea-horizontal-align="justify" draw:textarea-vertical-align="middle" draw:auto-grow-height="false" fo:min-height="1.782cm" fo:min-width="1.632cm"/>
    </style:style>
    <style:style style:name="gr33" style:family="graphic" style:parent-style-name="standard">
      <style:graphic-properties draw:fill="solid" draw:fill-color="#b4c7dc" draw:textarea-horizontal-align="justify" draw:textarea-vertical-align="middle" draw:auto-grow-height="false" fo:min-height="8.377cm" fo:min-width="1.632cm"/>
    </style:style>
    <style:style style:name="gr34" style:family="graphic" style:parent-style-name="standard">
      <style:graphic-properties draw:fill="gradient" draw:fill-gradient-name="Gradient_20_1" draw:gradient-step-count="0" draw:textarea-horizontal-align="justify" draw:textarea-vertical-align="middle" draw:auto-grow-height="false" fo:min-height="3.955cm" fo:min-width="3.312cm"/>
      <style:paragraph-properties style:writing-mode="lr-tb"/>
    </style:style>
    <style:style style:name="pr1" style:family="presentation" style:parent-style-name="Impress-title">
      <style:graphic-properties fo:min-height="4.615cm"/>
      <style:paragraph-properties style:writing-mode="lr-tb"/>
    </style:style>
    <style:style style:name="pr2" style:family="presentation" style:parent-style-name="Impress-notes">
      <style:graphic-properties draw:fill-color="#ffffff" draw:auto-grow-height="true" fo:min-height="13.364cm"/>
      <style:paragraph-properties style:writing-mode="lr-tb"/>
    </style:style>
    <style:style style:name="pr3" style:family="presentation" style:parent-style-name="Impress1-title">
      <style:graphic-properties draw:auto-grow-height="true" fo:min-height="3.507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notes">
      <style:graphic-properties draw:fill-color="#ffffff" draw:auto-grow-height="true" fo:min-height="13.364cm"/>
      <style:paragraph-properties style:writing-mode="lr-tb"/>
    </style:style>
    <style:style style:name="pr6" style:family="presentation" style:parent-style-name="Impress1-title">
      <style:graphic-properties fo:min-height="3.507cm"/>
      <style:paragraph-properties style:writing-mode="lr-tb"/>
    </style:style>
    <style:style style:name="pr7" style:family="presentation" style:parent-style-name="Impress1-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style:font-size-asian="18pt" style:font-size-complex="18pt"/>
    </style:style>
    <style:style style:name="P4" style:family="paragraph">
      <style:paragraph-properties fo:text-align="center"/>
      <style:text-properties fo:font-size="18pt" fo:font-weight="bold" style:font-weight-asian="bold" style:font-weight-complex="bold"/>
    </style:style>
    <style:style style:name="P5" style:family="paragraph">
      <loext:graphic-properties draw:fill="solid" draw:fill-color="#729fcf" draw:opacity="85%"/>
      <style:paragraph-properties fo:text-align="center"/>
      <style:text-properties fo:font-size="18pt" fo:font-weight="bold" style:font-size-asian="18pt" style:font-weight-asian="bold" style:font-size-complex="18pt" style:font-weight-complex="bold"/>
    </style:style>
    <style:style style:name="P6" style:family="paragraph">
      <loext:graphic-properties draw:fill="solid" draw:fill-color="#729fcf" draw:opacity="0%"/>
      <style:paragraph-properties fo:text-align="center"/>
      <style:text-properties fo:font-size="18pt" fo:font-weight="bold" style:font-size-asian="18pt" style:font-weight-asian="bold" style:font-size-complex="18pt" style:font-weight-complex="bold"/>
    </style:style>
    <style:style style:name="P7" style:family="paragraph">
      <style:paragraph-properties fo:margin-left="0cm" fo:margin-right="0cm" fo:margin-top="0cm" fo:margin-bottom="0cm" fo:line-height="100%" fo:text-align="center" fo:text-indent="0cm"/>
      <style:text-properties fo:font-size="18pt" fo:font-weight="bold" style:font-weight-asian="bold" style:font-weight-complex="bold"/>
    </style:style>
    <style:style style:name="P8" style:family="paragraph">
      <loext:graphic-properties draw:fill="none"/>
      <style:paragraph-properties fo:text-align="center"/>
    </style:style>
    <style:style style:name="P9" style:family="paragraph">
      <style:paragraph-properties fo:margin-left="0cm" fo:margin-right="0cm" fo:margin-top="0cm" fo:margin-bottom="0.499cm" fo:text-indent="0cm"/>
    </style:style>
    <style:style style:name="P10" style:family="paragraph">
      <style:paragraph-properties fo:text-align="center">
        <style:tab-stops/>
      </style:paragraph-properties>
      <style:text-properties fo:font-size="12pt" style:font-size-asian="18pt" style:font-size-complex="18pt"/>
    </style:style>
    <style:style style:name="P11" style:family="paragraph">
      <loext:graphic-properties draw:fill="gradient" draw:fill-gradient-name="Gradient_20_2" draw:gradient-step-count="0"/>
      <style:paragraph-properties fo:text-align="center"/>
    </style:style>
    <style:style style:name="P12" style:family="paragraph">
      <loext:graphic-properties draw:fill="solid" draw:fill-color="#b4c7dc"/>
      <style:paragraph-properties fo:text-align="center"/>
    </style:style>
    <style:style style:name="P13" style:family="paragraph">
      <loext:graphic-properties draw:fill="gradient" draw:fill-gradient-name="Gradient_20_1" draw:gradient-step-count="0"/>
      <style:paragraph-properties fo:text-align="center"/>
    </style:style>
    <style:style style:name="P14" style:family="paragraph">
      <loext:graphic-properties draw:fill="none" draw:fill-color="#ffffff"/>
    </style:style>
    <style:style style:name="T1" style:family="text">
      <style:text-properties fo:font-size="12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7.877cm" svg:x="2.108cm" svg:y="9.463cm" presentation:class="title" presentation:user-transformed="true">
          <draw:text-box>
            <text:p>Managing Distributed Teams via Minimum Engineering Design Artifacts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3" draw:layer="layout" svg:width="24.599cm" svg:height="3.507cm" svg:x="2cm" svg:y="0.836cm" presentation:class="title" presentation:user-transformed="true">
          <draw:text-box>
            <text:p>Intro: Matt Ferguson</text:p>
          </draw:text-box>
        </draw:frame>
        <draw:frame presentation:style-name="pr4" draw:layer="layout" svg:width="23.908cm" svg:height="12.18cm" svg:x="2cm" svg:y="5.842cm" presentation:class="outline" presentation:user-transformed="true">
          <draw:text-box>
            <text:list text:style-name="L3">
              <text:list-item>
                <text:p>Current Roles</text:p>
                <text:list>
                  <text:list-item>
                    <text:p>CTO of Galleysolutions.com</text:p>
                  </text:list-item>
                  <text:list-item>
                    <text:p>CTO/Founder of TenonSystems.com</text:p>
                  </text:list-item>
                </text:list>
              </text:list-item>
              <text:list-item>
                <text:p>Prior Roles</text:p>
                <text:list>
                  <text:list-item>
                    <text:p>CTO of Zeeto.com</text:p>
                  </text:list-item>
                  <text:list-item>
                    <text:p>VP Software Eng. Sensus</text:p>
                  </text:list-item>
                  <text:list-item>
                    <text:p>VP Engineering Solekai</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Behaviors not Process</text:p>
          </draw:text-box>
        </draw:frame>
        <draw:frame presentation:style-name="pr4" draw:layer="layout" svg:width="24cm" svg:height="12.18cm" svg:x="2cm" svg:y="6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6" draw:layer="layout" svg:width="24.599cm" svg:height="3.625cm" svg:x="2cm" svg:y="0.777cm" presentation:class="title" presentation:user-transformed="true">
          <draw:text-box>
            <text:p>Behaviors to Coach<text:line-break/>when starting projects</text:p>
          </draw:text-box>
        </draw:frame>
        <draw:g>
          <draw:g>
            <draw:custom-shape draw:style-name="gr2" draw:text-style-name="P2" draw:layer="layout" svg:width="0.408cm" svg:height="0.357cm" draw:transform="skewX (0.00279252680319093) rotate (3.11942697208947) translate (4.005cm 11.79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0.418cm" svg:height="0.887cm" draw:transform="skewX (0.00104719755119657) rotate (-2.74767184141467) translate (4.368cm 13.75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2" draw:layer="layout" svg:width="0.418cm" svg:height="0.888cm" draw:transform="rotate (-0.148003920569119) translate (3.494cm 12.96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2" draw:layer="layout" svg:width="0.418cm" svg:height="0.888cm" draw:transform="skewX (-0.00104719755119648) rotate (-2.32669842583364) translate (4.946cm 12.39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2" draw:layer="layout" svg:width="0.419cm" svg:height="0.887cm" draw:transform="rotate (-0.482059939400834) translate (3.228cm 11.7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2" draw:layer="layout" svg:width="1.005cm" svg:height="1.302cm" svg:x="3.304cm" svg:y="11.78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2" draw:layer="layout" svg:width="4.024cm" svg:height="2.779cm" svg:x="1.88cm" svg:y="8.844cm">
            <text:p text:style-name="P2">New</text:p>
            <text:p text:style-name="P2">Feature</text:p>
            <text:p text:style-name="P2">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3" draw:layer="layout" svg:width="2.178cm" svg:height="1.199cm" svg:x="1.232cm" svg:y="12.771cm">
          <draw:text-box>
            <text:p text:style-name="P2"><text:span text:style-name="T1">Product</text:span></text:p>
            <text:p text:style-name="P2"><text:span text:style-name="T1">Manager</text:span></text:p>
          </draw:text-box>
        </draw:frame>
        <draw:custom-shape draw:style-name="gr8" draw:text-style-name="P2" draw:layer="layout" svg:width="7.774cm" svg:height="3.303cm" draw:transform="rotate (1.57271618897209) translate (13.732cm 15.397cm)">
          <text:p/>
          <draw:enhanced-geometry svg:viewBox="0 0 21600 21600" draw:glue-points="?f6 10800 10800 21600 ?f5 10800 10800 0" draw:text-areas="?f3 ?f3 ?f4 ?f4" draw:mirror-horizontal="false" draw:mirror-vertical="false" draw:type="trapezoid" draw:modifiers="5253.4533762057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 draw:text-style-name="P2" draw:layer="layout" svg:width="2.071cm" svg:height="1.016cm" draw:transform="rotate (-3.12623375617224) translate (8.49cm 12.0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draw:layer="layout" svg:width="3.807cm" svg:height="3.563cm" draw:transform="skewX (-0.000349065850398866) rotate (1.5683528658421) translate (17.504cm 13.454cm)">
          <text:p/>
          <draw:enhanced-geometry svg:viewBox="0 0 21600 21600" draw:glue-points="?f6 10800 10800 21600 ?f5 10800 10800 0" draw:text-areas="?f3 ?f3 ?f4 ?f4" draw:mirror-horizontal="false" draw:mirror-vertical="false" draw:type="trapezoid" draw:modifiers="4200.7394626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2" draw:layer="layout" svg:width="2.245cm" svg:height="3.603cm" draw:transform="skewX (-0.000349065850398867) rotate (1.58458442788565) translate (21.467cm 12.7cm)">
          <text:p/>
          <draw:enhanced-geometry svg:viewBox="0 0 21600 21600" draw:glue-points="?f6 10800 10800 21600 ?f5 10800 10800 0" draw:text-areas="?f3 ?f3 ?f4 ?f4" draw:mirror-horizontal="false" draw:mirror-vertical="false" draw:type="trapezoid" draw:modifiers="3346.749777382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2" draw:text-style-name="P5" draw:layer="layout" svg:width="2.521cm" svg:height="2.586cm" draw:transform="rotate (0.0151843644923507) translate (14.204cm 10.368cm)">
          <draw:text-box>
            <text:p text:style-name="P4"><text:span text:style-name="T2">Why?</text:span></text:p>
            <text:p text:style-name="P4"><text:span text:style-name="T2">What?</text:span></text:p>
            <text:p text:style-name="P4"><text:span text:style-name="T2">How?</text:span></text:p>
          </draw:text-box>
        </draw:frame>
        <draw:frame draw:style-name="gr12" draw:text-style-name="P5" draw:layer="layout" svg:width="2.521cm" svg:height="2.586cm" draw:transform="rotate (0.0151843644923507) translate (17.749cm 10.364cm)">
          <draw:text-box>
            <text:p text:style-name="P4"><text:span text:style-name="T2">Why?</text:span></text:p>
            <text:p text:style-name="P4"><text:span text:style-name="T2">What?</text:span></text:p>
            <text:p text:style-name="P4"><text:span text:style-name="T2">How?</text:span></text:p>
          </draw:text-box>
        </draw:frame>
        <draw:frame draw:style-name="gr13" draw:text-style-name="P6" draw:layer="layout" svg:width="2.012cm" svg:height="1.843cm" draw:transform="rotate (0.0151843644923507) translate (14.168cm 18.477cm)">
          <draw:text-box>
            <text:p text:style-name="P4"><text:span text:style-name="T2">RTM</text:span></text:p>
          </draw:text-box>
        </draw:frame>
        <draw:frame draw:style-name="gr14" draw:text-style-name="P6" draw:layer="layout" svg:width="3.56cm" svg:height="3.806cm" draw:transform="rotate (0.0151843644923507) translate (17.163cm 16.968cm)">
          <draw:text-box>
            <text:p text:style-name="P7"><text:span text:style-name="T3">Sequence Diagram</text:span><text:span text:style-name="T3"><text:line-break/></text:span><text:span text:style-name="T3">&amp;</text:span><text:span text:style-name="T3"><text:line-break/></text:span><text:span text:style-name="T2">Wire</text:span></text:p>
            <text:p text:style-name="P7"><text:span text:style-name="T2">Frames</text:span></text:p>
          </draw:text-box>
        </draw:frame>
        <draw:frame draw:style-name="gr15" draw:text-style-name="P6" draw:layer="layout" svg:width="3.813cm" svg:height="2.212cm" draw:transform="rotate (0.0151843644923507) translate (21.575cm 18.061cm)">
          <draw:text-box>
            <text:p text:style-name="P4"><text:span text:style-name="T2">The Work Plan</text:span></text:p>
          </draw:text-box>
        </draw:frame>
        <draw:frame draw:style-name="gr16" draw:text-style-name="P6" draw:layer="layout" svg:width="3.54cm" svg:height="1.085cm" draw:transform="rotate (0.0151843644923507) translate (9.278cm 18.646cm)">
          <draw:text-box>
            <text:p text:style-name="P4"><text:span text:style-name="T2">The Goal</text:span></text:p>
          </draw:text-box>
        </draw:frame>
        <draw:frame draw:style-name="gr17" draw:text-style-name="P6" draw:layer="layout" svg:width="3.959cm" svg:height="1.073cm" draw:transform="rotate (0.0151843644923507) translate (21.427cm 11.148cm)">
          <draw:text-box>
            <text:p text:style-name="P4"><text:span text:style-name="T2">Resoures?</text:span></text:p>
          </draw:text-box>
        </draw:frame>
        <draw:line draw:style-name="gr18" draw:text-style-name="P8" draw:layer="layout" svg:x1="17.272cm" svg:y1="9.398cm" svg:x2="17.17cm" svg:y2="19.812cm">
          <text:p/>
        </draw:line>
        <draw:line draw:style-name="gr18" draw:text-style-name="P8" draw:layer="layout" svg:x1="21.285cm" svg:y1="10.414cm" svg:x2="21.285cm" svg:y2="19.846cm">
          <text:p/>
        </draw:line>
        <draw:custom-shape draw:style-name="gr19" draw:text-style-name="P2" draw:layer="layout" svg:width="12.446cm" svg:height="4.309cm" draw:transform="rotate (1.57271618897209) translate (8.902cm 17.785cm)">
          <text:p/>
          <draw:enhanced-geometry svg:viewBox="0 0 21600 21600" draw:glue-points="?f6 10800 10800 21600 ?f5 10800 10800 0" draw:text-areas="?f3 ?f3 ?f4 ?f4" draw:mirror-horizontal="false" draw:mirror-vertical="false" draw:type="trapezoid" draw:modifiers="3798.6984815618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0" draw:text-style-name="P5" draw:layer="layout" svg:width="4.272cm" svg:height="1.864cm" draw:transform="rotate (0.0151843644923507) translate (8.866cm 10.621cm)">
          <draw:text-box>
            <text:p text:style-name="P4"><text:span text:style-name="T2">Customer</text:span></text:p>
            <text:p text:style-name="P4"><text:span text:style-name="T2">Expectation</text:span></text:p>
          </draw:text-box>
        </draw:frame>
        <draw:line draw:style-name="gr18" draw:text-style-name="P8" draw:layer="layout" svg:x1="13.462cm" svg:y1="7.62cm" svg:x2="13.462cm" svg:y2="19.558cm">
          <text:p/>
        </draw:lin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5"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Instant Entropy </text:p>
          </draw:text-box>
        </draw:frame>
        <draw:g>
          <draw:g>
            <draw:custom-shape draw:style-name="gr2" draw:text-style-name="P2" draw:layer="layout" svg:width="0.408cm" svg:height="0.357cm" draw:transform="skewX (0.00279252680319093) rotate (3.11942697208947) translate (14.317cm 9.0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0.418cm" svg:height="0.887cm" draw:transform="skewX (0.00104719755119657) rotate (-2.74767184141467) translate (14.68cm 11.00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2" draw:layer="layout" svg:width="0.418cm" svg:height="0.888cm" draw:transform="rotate (-0.148003920569119) translate (13.806cm 10.2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2" draw:layer="layout" svg:width="0.418cm" svg:height="0.888cm" draw:transform="skewX (-0.00104719755119648) rotate (-2.32669842583364) translate (15.258cm 9.6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2" draw:layer="layout" svg:width="0.419cm" svg:height="0.887cm" draw:transform="rotate (-0.482059939400834) translate (13.54cm 9.0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2" draw:layer="layout" svg:width="1.005cm" svg:height="1.302cm" svg:x="13.616cm" svg:y="9.03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2" draw:layer="layout" svg:width="4.024cm" svg:height="2.779cm" svg:x="12.192cm" svg:y="6.096cm">
            <text:p text:style-name="P2">New</text:p>
            <text:p text:style-name="P2">Feature</text:p>
            <text:p text:style-name="P2">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1" draw:text-style-name="P10" draw:layer="layout" svg:width="3.81cm" svg:height="2.505cm" svg:x="20.828cm" svg:y="6.3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3.11942697208947) translate (22.851cm 9.0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1) rotate (-2.74767184141467) translate (23.199cm 10.90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1) rotate (-0.148003920569119) translate (22.359cm 10.1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2.32669842583364) translate (23.754cm 9.60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0.482059939400834) translate (22.105cm 8.98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svg:x="22.178cm" svg:y="9.0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1.658cm" svg:height="1.199cm" svg:x="21.964cm" svg:y="7.029cm">
          <draw:text-box>
            <text:p text:style-name="P2"><text:span text:style-name="T1">Data</text:span></text:p>
            <text:p text:style-name="P2"><text:span text:style-name="T1">Model</text:span></text:p>
          </draw:text-box>
        </draw:frame>
        <draw:custom-shape draw:style-name="gr21" draw:text-style-name="P10" draw:layer="layout" svg:width="3.81cm" svg:height="2.505cm" svg:x="18.288cm" svg:y="11.7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3.11942697208947) translate (20.311cm 14.4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1) rotate (-2.74767184141467) translate (20.659cm 16.3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1) rotate (-0.148003920569119) translate (19.819cm 15.60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2.32669842583364) translate (21.214cm 15.0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0.482059939400834) translate (19.565cm 14.43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svg:x="19.638cm" svg:y="14.4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2.394cm" svg:height="1.199cm" svg:x="19.05cm" svg:y="12.471cm">
          <draw:text-box>
            <text:p text:style-name="P2"><text:span text:style-name="T1">Front</text:span></text:p>
            <text:p text:style-name="P2"><text:span text:style-name="T1">End Code</text:span></text:p>
          </draw:text-box>
        </draw:frame>
        <draw:custom-shape draw:style-name="gr21" draw:text-style-name="P10" draw:layer="layout" svg:width="3.81cm" svg:height="2.505cm" svg:x="12.192cm" svg:y="15.0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3.11942697208947) translate (14.215cm 17.77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1) rotate (-2.74767184141467) translate (14.563cm 19.65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1) rotate (-0.148003920569119) translate (13.723cm 18.90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2.32669842583364) translate (15.118cm 18.3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0.482059939400834) translate (13.469cm 17.7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svg:x="13.542cm" svg:y="17.76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1.823cm" svg:height="1.199cm" svg:x="13.208cm" svg:y="15.773cm">
          <draw:text-box>
            <text:p text:style-name="P2"><text:span text:style-name="T1">UI</text:span></text:p>
            <text:p text:style-name="P2"><text:span text:style-name="T1">Design</text:span></text:p>
          </draw:text-box>
        </draw:frame>
        <draw:custom-shape draw:style-name="gr21" draw:text-style-name="P10" draw:layer="layout" svg:width="3.81cm" svg:height="2.505cm" svg:x="3.302cm" svg:y="6.30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3.11942697208947) translate (5.325cm 8.98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1) rotate (-2.74767184141467) translate (5.673cm 10.86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1) rotate (-0.148003920569119) translate (4.833cm 10.10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2.32669842583364) translate (6.228cm 9.55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0.482059939400834) translate (4.579cm 8.94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svg:x="4.652cm" svg:y="8.9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2.204cm" svg:height="1.199cm" svg:x="4.146cm" svg:y="6.983cm">
          <draw:text-box>
            <text:p text:style-name="P2"><text:span text:style-name="T1">Code</text:span></text:p>
            <text:p text:style-name="P2"><text:span text:style-name="T1">Changes</text:span></text:p>
          </draw:text-box>
        </draw:frame>
        <draw:custom-shape draw:style-name="gr21" draw:text-style-name="P10" draw:layer="layout" svg:width="3.81cm" svg:height="2.505cm" svg:x="6.096cm" svg:y="11.79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3.11942697208947) translate (8.119cm 14.4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1) rotate (-2.74767184141467) translate (8.467cm 16.3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1) rotate (-0.148003920569119) translate (7.627cm 15.60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2.32669842583364) translate (9.022cm 15.0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0.482059939400834) translate (7.373cm 14.43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svg:x="7.446cm" svg:y="14.46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2.128cm" svg:height="1.199cm" svg:x="7.016cm" svg:y="12.391cm">
          <draw:text-box>
            <text:p text:style-name="P2"><text:span text:style-name="T1">New</text:span><text:span text:style-name="T1"><text:line-break/></text:span><text:span text:style-name="T1">Services</text:span></text:p>
          </draw:text-box>
        </draw:frame>
        <draw:frame draw:style-name="gr7" draw:text-style-name="P3" draw:layer="layout" svg:width="2.178cm" svg:height="1.199cm" svg:x="14.332cm" svg:y="9.906cm">
          <draw:text-box>
            <text:p text:style-name="P2"><text:span text:style-name="T1">Product</text:span></text:p>
            <text:p text:style-name="P2"><text:span text:style-name="T1">Manager</text:span></text:p>
          </draw:text-box>
        </draw:frame>
        <draw:frame draw:style-name="gr7" draw:text-style-name="P3" draw:layer="layout" svg:width="3.22cm" svg:height="0.725cm" svg:x="22.86cm" svg:y="9.943cm">
          <draw:text-box>
            <text:p text:style-name="P2"><text:span text:style-name="T1">Data Engineer</text:span></text:p>
          </draw:text-box>
        </draw:frame>
        <draw:frame draw:style-name="gr7" draw:text-style-name="P3" draw:layer="layout" svg:width="3.004cm" svg:height="0.725cm" svg:x="20.402cm" svg:y="15.342cm">
          <draw:text-box>
            <text:p text:style-name="P2"><text:span text:style-name="T1">SW Engineer</text:span></text:p>
          </draw:text-box>
        </draw:frame>
        <draw:frame draw:style-name="gr7" draw:text-style-name="P3" draw:layer="layout" svg:width="2.2cm" svg:height="0.725cm" svg:x="14.224cm" svg:y="18.579cm">
          <draw:text-box>
            <text:p text:style-name="P2"><text:span text:style-name="T1">Designer</text:span></text:p>
          </draw:text-box>
        </draw:frame>
        <draw:frame draw:style-name="gr7" draw:text-style-name="P3" draw:layer="layout" svg:width="3.004cm" svg:height="0.725cm" svg:x="4.725cm" svg:y="15.372cm">
          <draw:text-box>
            <text:p text:style-name="P2"><text:span text:style-name="T1">SW Engineer</text:span></text:p>
          </draw:text-box>
        </draw:frame>
        <draw:frame draw:style-name="gr7" draw:text-style-name="P3" draw:layer="layout" svg:width="3.004cm" svg:height="0.725cm" svg:x="1.822cm" svg:y="9.943cm">
          <draw:text-box>
            <text:p text:style-name="P2"><text:span text:style-name="T1">SW Engineer</text:span></text:p>
          </draw:text-box>
        </draw:frame>
        <draw:custom-shape draw:style-name="gr25" draw:text-style-name="P2" draw:layer="layout" svg:width="3.048cm" svg:height="0.508cm" svg:x="8.382cm" svg:y="7.36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 draw:layer="layout" svg:width="3.048cm" svg:height="0.508cm" draw:transform="rotate (0.521504380495906) translate (9.804cm 11.6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 draw:layer="layout" svg:width="3.048cm" svg:height="0.508cm" draw:transform="rotate (1.58877321809044) translate (13.97cm 14.7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 draw:layer="layout" svg:width="3.048cm" svg:height="0.508cm" draw:transform="rotate (-3.12361576229425) translate (20.062cm 7.78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 draw:layer="layout" svg:width="3.048cm" svg:height="0.508cm" draw:transform="rotate (2.62881491935386) translate (19.055cm 11.9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6"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user-transformed="true">
          <draw:text-box>
            <text:p>Controlled Entropy </text:p>
          </draw:text-box>
        </draw:frame>
        <draw:g>
          <draw:g>
            <draw:custom-shape draw:style-name="gr2" draw:text-style-name="P2" draw:layer="layout" svg:width="0.408cm" svg:height="0.357cm" draw:transform="skewX (0.00279252680319093) rotate (3.11942697208947) translate (5.935cm 11.5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0.418cm" svg:height="0.887cm" draw:transform="skewX (0.00104719755119657) rotate (-2.74767184141467) translate (6.298cm 13.54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2" draw:layer="layout" svg:width="0.418cm" svg:height="0.888cm" draw:transform="rotate (-0.148003920569119) translate (5.424cm 12.76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 draw:text-style-name="P2" draw:layer="layout" svg:width="0.418cm" svg:height="0.888cm" draw:transform="skewX (-0.00104719755119648) rotate (-2.32669842583364) translate (6.876cm 12.187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2" draw:layer="layout" svg:width="0.419cm" svg:height="0.887cm" draw:transform="rotate (-0.482059939400834) translate (5.158cm 11.54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2" draw:layer="layout" svg:width="1.005cm" svg:height="1.302cm" svg:x="5.234cm" svg:y="11.57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6" draw:text-style-name="P2" draw:layer="layout" svg:width="4.024cm" svg:height="2.779cm" svg:x="3.81cm" svg:y="8.636cm">
            <text:p text:style-name="P2">New</text:p>
            <text:p text:style-name="P2">Feature</text:p>
            <text:p text:style-name="P2">Reques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3" draw:layer="layout" svg:width="2.178cm" svg:height="1.199cm" svg:x="2.794cm" svg:y="12.517cm">
          <draw:text-box>
            <text:p text:style-name="P2"><text:span text:style-name="T1">Product</text:span></text:p>
            <text:p text:style-name="P2"><text:span text:style-name="T1">Manager</text:span></text:p>
          </draw:text-box>
        </draw:frame>
        <draw:g>
          <draw:custom-shape draw:style-name="gr21" draw:text-style-name="P10" draw:layer="layout" svg:width="3.81cm" svg:height="2.505cm" draw:transform="rotate (1.57917390720447) translate (18.036cm 14.44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1.58458442788565) translate (20.699cm 12.3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597) rotate (-1.1684979342102) translate (22.575cm 12.03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3) rotate (1.43116998663535) translate (21.827cm 12.88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0.747524518629171) translate (21.265cm 11.4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1.09711396780364) translate (20.662cm 13.14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draw:transform="rotate (1.57917390720447) translate (20.694cm 13.0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0.739cm" svg:height="0.725cm" draw:transform="rotate (1.57917390720447) translate (18.706cm 13.302cm)">
            <draw:text-box>
              <text:p text:style-name="P2"><text:span text:style-name="T1">?</text:span></text:p>
            </draw:text-box>
          </draw:frame>
          <draw:frame draw:style-name="gr7" draw:text-style-name="P3" draw:layer="layout" svg:width="3.22cm" svg:height="0.725cm" draw:transform="rotate (1.57917390720447) translate (21.612cm 12.382cm)">
            <draw:text-box>
              <text:p text:style-name="P2"><text:span text:style-name="T1">Data Engineer</text:span></text:p>
            </draw:text-box>
          </draw:frame>
        </draw:g>
        <draw:custom-shape draw:style-name="gr21" draw:text-style-name="P10" draw:layer="layout" svg:width="3.81cm" svg:height="2.505cm" draw:transform="rotate (-1.54950330992057) translate (18.132cm 8.2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1.5699236621689) translate (15.496cm 10.32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597) rotate (1.98601015584435) translate (13.624cm 10.70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5) rotate (-1.69750723048969) translate (14.361cm 9.8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595) rotate (2.40698357142538) translate (14.941cm 11.23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2.0315632493214) translate (15.523cm 9.5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draw:transform="rotate (-1.54950330992057) translate (15.492cm 9.6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26" draw:text-style-name="P3" draw:layer="layout" svg:width="2.148cm" svg:height="0.725cm" draw:transform="rotate (-1.54950330992057) translate (17.306cm 9.126cm)">
          <draw:text-box>
            <text:p text:style-name="P2"><text:span text:style-name="T1">?</text:span></text:p>
          </draw:text-box>
        </draw:frame>
        <draw:frame draw:style-name="gr7" draw:text-style-name="P3" draw:layer="layout" svg:width="3.004cm" svg:height="0.725cm" draw:transform="rotate (-1.54950330992057) translate (14.521cm 6.746cm)">
          <draw:text-box>
            <text:p text:style-name="P2"><text:span text:style-name="T1">SW Engineer</text:span></text:p>
          </draw:text-box>
        </draw:frame>
        <draw:g>
          <draw:custom-shape draw:style-name="gr21" draw:text-style-name="P10" draw:layer="layout" svg:width="3.81cm" svg:height="2.505cm" svg:x="14.994cm" svg:y="11.28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3.11942697208947) translate (17.017cm 13.96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1) rotate (-2.74767184141467) translate (17.365cm 15.84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1) rotate (-0.148003920569119) translate (16.525cm 15.09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03) rotate (-2.32669842583364) translate (17.92cm 14.5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05) rotate (-0.482059939400834) translate (16.271cm 13.92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svg:x="16.344cm" svg:y="13.95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0.739cm" svg:height="0.725cm" svg:x="16.01cm" svg:y="11.963cm">
            <draw:text-box>
              <text:p text:style-name="P2"><text:span text:style-name="T1">?</text:span></text:p>
            </draw:text-box>
          </draw:frame>
          <draw:frame draw:style-name="gr7" draw:text-style-name="P3" draw:layer="layout" svg:width="2.2cm" svg:height="0.725cm" svg:x="17.026cm" svg:y="14.769cm">
            <draw:text-box>
              <text:p text:style-name="P2"><text:span text:style-name="T1">Designer</text:span></text:p>
            </draw:text-box>
          </draw:frame>
        </draw:g>
        <draw:g>
          <draw:custom-shape draw:style-name="gr21" draw:text-style-name="P10" draw:layer="layout" svg:width="3.81cm" svg:height="2.505cm" draw:transform="rotate (-3.11174752338069) translate (21.235cm 11.3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ustom-shape draw:style-name="gr2" draw:text-style-name="P2" draw:layer="layout" svg:width="0.392cm" svg:height="0.343cm" draw:transform="rotate (0.00767944870877501) translate (19.133cm 8.6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 draw:text-style-name="P2" draw:layer="layout" svg:width="0.401cm" svg:height="0.852cm" draw:transform="skewX (0.00122173047639606) rotate (0.423765942384223) translate (18.729cm 6.8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02cm" svg:height="0.852cm" draw:transform="skewX (-0.00226892802759263) rotate (3.02343386322978) translate (19.591cm 7.5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2" draw:text-style-name="P2" draw:layer="layout" svg:width="0.4cm" svg:height="0.852cm" draw:transform="skewX (-0.00122173047639612) rotate (0.844739357965256) translate (18.213cm 8.15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2" draw:layer="layout" svg:width="0.401cm" svg:height="0.849cm" draw:transform="skewX (0.00122173047639613) rotate (2.68937784439806) translate (19.88cm 8.718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4" draw:text-style-name="P2" draw:layer="layout" svg:width="0.966cm" svg:height="1.249cm" draw:transform="rotate (-3.11174752338069) translate (19.806cm 8.68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7" draw:text-style-name="P3" draw:layer="layout" svg:width="0.739cm" svg:height="0.725cm" draw:transform="rotate (-3.11174752338069) translate (20.371cm 10.663cm)">
            <draw:text-box>
              <text:p text:style-name="P2"><text:span text:style-name="T1">?</text:span></text:p>
            </draw:text-box>
          </draw:frame>
          <draw:frame draw:style-name="gr7" draw:text-style-name="P3" draw:layer="layout" svg:width="3.004cm" svg:height="0.725cm" draw:transform="rotate (-3.11174752338069) translate (22.606cm 7.635cm)">
            <draw:text-box>
              <text:p text:style-name="P2"><text:span text:style-name="T1">SW Engineer</text:span></text:p>
            </draw:text-box>
          </draw:frame>
        </draw:g>
        <draw:custom-shape draw:style-name="gr27" draw:text-style-name="P2" draw:layer="layout" svg:width="4.82cm" svg:height="0.508cm" draw:transform="rotate (-3.12361576229425) translate (12.957cm 11.3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5" draw:layer="layout" svg:width="2.521cm" svg:height="2.586cm" draw:transform="rotate (0.0151843644923507) translate (16.998cm 9.944cm)">
          <draw:text-box>
            <text:p text:style-name="P4"><text:span text:style-name="T2">Why?</text:span></text:p>
            <text:p text:style-name="P4"><text:span text:style-name="T2">What?</text:span></text:p>
            <text:p text:style-name="P4"><text:span text:style-name="T2">How?</text:span></text:p>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draw:text-box>
              <text:list text:style-name="L3">
                <text:list-item>
                  <text:p text:style-name="P9">Lack of formal design training</text:p>
                </text:list-item>
                <text:list-item>
                  <text:p text:style-name="P9">Skipping to implementation (code or UI)</text:p>
                </text:list-item>
                <text:list-item>
                  <text:p text:style-name="P9"/>
                </text:list-item>
              </text:list>
            </draw:text-box>
          </draw:frame>
        </presentation:notes>
      </draw:page>
      <draw:page draw:name="page7" draw:style-name="dp1" draw:master-page-name="Impress1" presentation:presentation-page-layout-name="AL2T1">
        <office:forms form:automatic-focus="false" form:apply-design-mode="false"/>
        <draw:custom-shape draw:style-name="gr28" draw:text-style-name="P11" draw:layer="layout" svg:width="1.93cm" svg:height="4.064cm" draw:transform="rotate (-3.13705479753461) translate (21.59cm 17.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8" draw:text-style-name="P11" draw:layer="layout" svg:width="1.93cm" svg:height="4.064cm" draw:transform="rotate (-3.13705479753461) translate (22.098cm 17.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8" draw:text-style-name="P11" draw:layer="layout" svg:width="1.93cm" svg:height="4.064cm" draw:transform="rotate (-3.13705479753461) translate (22.606cm 17.7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9" draw:text-style-name="P11" draw:layer="layout" svg:width="2.022cm" svg:height="4.063cm" draw:transform="rotate (-3.13705479753461) translate (22.36cm 17.7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29" draw:text-style-name="P11" draw:layer="layout" svg:width="2.022cm" svg:height="4.063cm" draw:transform="rotate (-3.13705479753461) translate (21.852cm 17.7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custom-shape draw:style-name="gr29" draw:text-style-name="P11" draw:layer="layout" svg:width="2.022cm" svg:height="4.063cm" draw:transform="rotate (-3.13705479753461) translate (21.344cm 17.78cm)">
          <text:p/>
          <draw:enhanced-geometry svg:viewBox="0 0 21600 21600" draw:glue-points="0 0 0 10800 0 21600 10800 21600 21600 21600 10800 10800" draw:text-areas="1900 12700 12700 19700" draw:mirror-horizontal="true" draw:type="right-triangle" draw:enhanced-path="M 0 0 L 21600 21600 0 21600 0 0 Z N"/>
        </draw:custom-shape>
        <draw:frame presentation:style-name="pr6" draw:layer="layout" svg:width="24.599cm" svg:height="3.507cm" svg:x="2cm" svg:y="0.836cm" presentation:class="title" presentation:user-transformed="true">
          <draw:text-box>
            <text:p>Entropy Option</text:p>
          </draw:text-box>
        </draw:frame>
        <draw:custom-shape draw:style-name="gr30" draw:text-style-name="P12" draw:layer="layout" svg:width="4.164cm" svg:height="1.269cm" draw:transform="rotate (3.13635666583381) translate (9.141cm 18.0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 draw:text-style-name="P12" draw:layer="layout" svg:width="2.132cm" svg:height="2.032cm" svg:x="5.996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2.132cm" svg:height="2.032cm" svg:x="5.996cm" svg:y="6.096cm">
          <text:p/>
          <draw:enhanced-geometry svg:viewBox="0 0 21600 21600" draw:type="rectangle" draw:enhanced-path="M 0 0 L 21600 0 21600 21600 0 21600 0 0 Z N"/>
        </draw:custom-shape>
        <draw:custom-shape draw:style-name="gr33" draw:text-style-name="P12" draw:layer="layout" svg:width="2.132cm" svg:height="8.627cm" svg:x="5.996cm" svg:y="8.128cm">
          <text:p/>
          <draw:enhanced-geometry svg:viewBox="0 0 21600 21600" draw:type="rectangle" draw:enhanced-path="M 0 0 L 21600 0 21600 21600 0 21600 0 0 Z N"/>
        </draw:custom-shape>
        <draw:custom-shape draw:style-name="gr34" draw:text-style-name="P13" draw:layer="layout" svg:width="9.398cm" svg:height="10.414cm" svg:x="2.794cm" svg:y="6.096cm">
          <text:p text:style-name="P2">Uncontrolled</text:p>
          <text:p text:style-name="P2">Project</text:p>
          <text:p text:style-name="P2">Launch</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12" draw:layer="layout" svg:width="4.164cm" svg:height="1.269cm" draw:transform="rotate (3.13635666583381) translate (23.014cm 13.7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 draw:text-style-name="P12" draw:layer="layout" svg:width="2.132cm" svg:height="2.032cm" svg:x="19.869cm" svg:y="0.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2" draw:layer="layout" svg:width="2.132cm" svg:height="2.032cm" svg:x="19.869cm" svg:y="1.75cm">
          <text:p/>
          <draw:enhanced-geometry svg:viewBox="0 0 21600 21600" draw:type="rectangle" draw:enhanced-path="M 0 0 L 21600 0 21600 21600 0 21600 0 0 Z N"/>
        </draw:custom-shape>
        <draw:custom-shape draw:style-name="gr33" draw:text-style-name="P12" draw:layer="layout" svg:width="2.132cm" svg:height="8.627cm" svg:x="19.869cm" svg:y="3.782cm">
          <text:p/>
          <draw:enhanced-geometry svg:viewBox="0 0 21600 21600" draw:type="rectangle" draw:enhanced-path="M 0 0 L 21600 0 21600 21600 0 21600 0 0 Z N"/>
        </draw:custom-shape>
        <draw:frame draw:style-name="gr7" draw:text-style-name="P14" draw:layer="layout" svg:width="7.788cm" svg:height="0.962cm" draw:transform="rotate (-1.57725404502728) translate (21.436cm 4.07cm)">
          <draw:text-box>
            <text:p>Controlled Project Launch</text:p>
          </draw:text-box>
        </draw:frame>
        <draw:custom-shape draw:style-name="gr28" draw:text-style-name="P11" draw:layer="layout" svg:width="1.93cm" svg:height="4.064cm" draw:transform="rotate (-3.13705479753461) translate (23.021cm 17.7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9" draw:text-style-name="P11" draw:layer="layout" svg:width="2.022cm" svg:height="4.063cm" draw:transform="rotate (-3.13705479753461) translate (20.836cm 17.772cm)">
          <text:p/>
          <draw:enhanced-geometry svg:viewBox="0 0 21600 21600" draw:glue-points="0 0 0 10800 0 21600 10800 21600 21600 21600 10800 10800" draw:text-areas="1900 12700 12700 19700" draw:mirror-horizontal="true" draw:type="right-triangle" draw:enhanced-path="M 0 0 L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3" draw:layer="layout" svg:width="24.599cm" svg:height="3.507cm" svg:x="2cm" svg:y="0.836cm" presentation:class="title" presentation:user-transformed="true">
          <draw:text-box>
            <text:p><text:s/>Getting on the same page</text:p>
          </draw:text-box>
        </draw:frame>
        <draw:frame presentation:style-name="pr4" draw:layer="layout" svg:width="23.654cm" svg:height="7.874cm" svg:x="2.762cm" svg:y="6.096cm" presentation:class="outline" presentation:user-transformed="true">
          <draw:text-box>
            <text:list text:style-name="L3">
              <text:list-item>
                <text:p>Agreeing on the problem</text:p>
                <text:list>
                  <text:list-item>
                    <text:p>Defining the inputs</text:p>
                  </text:list-item>
                  <text:list-item>
                    <text:p>Defining the outputs</text:p>
                  </text:list-item>
                  <text:list-item>
                    <text:p>Defining the combinations of inputs</text:p>
                  </text:list-item>
                </text:list>
              </text:list-item>
            </text:list>
          </draw:text-box>
        </draw:frame>
        <draw:frame presentation:style-name="pr4" draw:layer="layout" svg:width="23.114cm" svg:height="3.798cm" svg:x="2.286cm" svg:y="14.49cm" presentation:class="outline" presentation:user-transformed="true">
          <draw:text-box>
            <text:list text:style-name="L3">
              <text:list-item>
                <text:p>Early investment in design catches problems</text:p>
              </text:list-item>
              <text:list-item>
                <text:p>Reduce cognitive load of developers</text:p>
              </text:list-item>
              <text:list-item>
                <text:p>Reduce complexity</text:p>
              </text:list-item>
              <text:list-item>
                <text:p><text:s/></text:p>
              </text:list-item>
            </text:list>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3" draw:layer="layout" svg:width="24.599cm" svg:height="3.507cm" svg:x="2cm" svg:y="0.836cm" presentation:class="title" presentation:placeholder="true" presentation:user-transformed="true">
          <draw:text-box/>
        </draw:frame>
        <draw:frame presentation:style-name="pr4" draw:layer="layout" svg:width="9.684cm" svg:height="12.18cm" svg:x="2cm" svg:y="5.842cm" presentation:class="outline" presentation:user-transformed="true">
          <draw:text-box>
            <text:list text:style-name="L3">
              <text:list-item>
                <text:p>Agreeing on the problem</text:p>
                <text:list>
                  <text:list-item>
                    <text:p>Defining the inputs</text:p>
                  </text:list-item>
                  <text:list-item>
                    <text:p>Defining the outputs</text:p>
                  </text:list-item>
                  <text:list-item>
                    <text:p>Defining the combinations of inputs</text:p>
                  </text:list-item>
                </text:list>
              </text:list-item>
            </text:list>
          </draw:text-box>
        </draw:frame>
        <draw:frame presentation:style-name="pr4" draw:layer="layout" svg:width="9.684cm" svg:height="12.18cm" svg:x="17.018cm" svg:y="5.842cm" presentation:class="outline" presentation:user-transformed="true">
          <draw:text-box>
            <text:list text:style-name="L3">
              <text:list-item>
                <text:p>Early investment in design catches problems</text:p>
              </text:list-item>
              <text:list-item>
                <text:p>Reduce cognitive load of developers</text:p>
              </text:list-item>
              <text:list-item>
                <text:p>Reduce complexity</text:p>
              </text:list-item>
              <text:list-item>
                <text:p><text:s/></text:p>
              </text:list-item>
            </text:list>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6" draw:layer="layout" svg:width="24.599cm" svg:height="3.507cm" svg:x="2cm" svg:y="0.836cm" presentation:class="title" presentation:placeholder="true">
          <draw:text-box/>
        </draw:frame>
        <draw:frame presentation:style-name="pr4" draw:layer="layout" svg:width="24cm" svg:height="12.18cm" svg:x="2cm" svg:y="6cm" presentation:class="outline">
          <draw:text-box>
            <text:list text:style-name="L3">
              <text:list-item>
                <text:p>RTM (WHAT, HOW, WHEN)</text:p>
              </text:list-item>
              <text:list-item>
                <text:p>Sequence Diagrams</text:p>
              </text:list-item>
              <text:list-item>
                <text:p>Work Pl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6" draw:layer="layout" svg:width="24.599cm" svg:height="3.507cm" svg:x="2cm" svg:y="0.836cm" presentation:class="title">
          <draw:text-box>
            <text:p>Staying on The Same Page</text:p>
          </draw:text-box>
        </draw:frame>
        <draw:frame presentation:style-name="pr4" draw:layer="layout" svg:width="24cm" svg:height="12.18cm" svg:x="2cm" svg:y="6cm" presentation:class="outline" presentation:placeholder="true">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3" draw:layer="layout" svg:width="24.599cm" svg:height="3.507cm" svg:x="2cm" svg:y="0.836cm" presentation:class="title" presentation:user-transformed="true">
          <draw:text-box>
            <text:p>Problem 2</text:p>
          </draw:text-box>
        </draw:frame>
        <draw:frame presentation:style-name="pr4" draw:layer="layout" svg:width="9.684cm" svg:height="12.18cm" svg:x="2cm" svg:y="5.842cm" presentation:class="outline" presentation:user-transformed="true">
          <draw:text-box>
            <text:list text:style-name="L3">
              <text:list-item>
                <text:p>The systems</text:p>
              </text:list-item>
            </text:list>
          </draw:text-box>
        </draw:frame>
        <draw:frame presentation:style-name="pr4" draw:layer="layout" svg:width="9.684cm" svg:height="12.18cm" svg:x="17.018cm" svg:y="5.842cm" presentation:class="outline" presentation:user-transformed="true">
          <draw:text-box>
            <text:list text:style-name="L3">
              <text:list-item>
                <text:p>Early investment in design catches problems</text:p>
              </text:list-item>
              <text:list-item>
                <text:p>Reduce cognitive load of developers</text:p>
              </text:list-item>
              <text:list-item>
                <text:p>Reduce complexity</text:p>
              </text:list-item>
              <text:list-item>
                <text:p><text:s/></text:p>
              </text:list-item>
            </text:list>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3" svg:font-family="'Noto Sans'" style:font-family-generic="swiss" style:font-pitch="variable"/>
    <style:font-face style:name="Noto Sans2"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4" svg:font-family="'Noto Sans'" style:font-adornments="Normal"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ffff00" draw:end-color="#c9211e" draw:start-intensity="100%" draw:end-intensity="100%" draw:angle="300" draw:border="0%"/>
    <draw:gradient draw:name="Gradient_20_2" draw:display-name="Gradient 2" draw:style="linear" draw:start-color="#ffff00" draw:end-color="#ff0000"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2"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2"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12</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12</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21:02:59.227193923</meta:creation-date>
    <meta:editing-duration>PT13H12M7S</meta:editing-duration>
    <meta:editing-cycles>4</meta:editing-cycles>
    <meta:generator>LibreOffice/6.4.7.2$Linux_X86_64 LibreOffice_project/40$Build-2</meta:generator>
    <dc:title>Impress</dc:title>
    <dc:date>2021-10-22T10:56:20.200933041</dc:date>
    <meta:document-statistic meta:object-count="244"/>
  </office:meta>
</office:document-meta>
</file>